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0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Isaac Feinberg; Julia Newman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0 March 1871</text:p>
      <text:p text:style-name="P5">Month<text:tab/><text:tab/><text:tab/><text:tab/><text:tab/><text:tab/>March</text:p>
      <text:p text:style-name="P5">Year<text:tab/><text:tab/><text:tab/><text:tab/><text:tab/><text:tab/>1871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 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is also available in Box 19, FF 6.</text:p>
      <text:p text:style-name="P5"/>
      <text:p text:style-name="P5">VII Transcription</text:p>
      <text:p text:style-name="P2">(Symbols: <text:s/>? = uncertain; [ ] = supplied information; / = end of line)</text:p>
      <text:p text:style-name="P2"/>
      <text:p text:style-name="P2">[Page 1]</text:p>
      <text:p text:style-name="P3"><text:span text:style-name="T1">Jewish Foster Home, March 10</text:span><text:span text:style-name="T2">th</text:span><text:span text:style-name="T1">, 1871/</text:span></text:p>
      <text:p text:style-name="P2">Mr Morais/</text:p>
      <text:p text:style-name="P2"><text:tab/>Dear Sir/</text:p>
      <text:p text:style-name="P2"><text:tab/><text:tab/>I beg to return/ you[sic] thanks in the name of/ the children of the Jewish Fos-/ter Home for the nice cake you/ sent us for Purim. <text:s/>We hope you/ and your family spent a merry/ Purim and that you will/ spend many more in health/ and happiness/</text:p>
      <text:p text:style-name="P2"><text:tab/><text:tab/>Yours Respectfully/</text:p>
      <text:p text:style-name="P2"><text:tab/><text:tab/><text:tab/>Isaac Feinberg/</text:p>
      <text:p text:style-name="P2"/>
      <text:p text:style-name="P2">[Page 2]</text:p>
      <text:p text:style-name="P3">March 21st/</text:p>
      <text:p text:style-name="P2">Dear Sir,/</text:p>
      <text:p text:style-name="P2"><text:tab/>I should have/ sent your letter ere this/ but I did not know/ your address, please not/ to think it was neglect/ on my part./</text:p>
      <text:p text:style-name="P2"><text:tab/>Your's Respectfully/</text:p>
      <text:p text:style-name="P2"><text:tab/><text:tab/>Julia Newma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5-13T10:09:50</meta:creation-date>
    <dc:date>2012-03-19T14:39:29.43</dc:date>
    <dc:language>en-US</dc:language>
    <meta:editing-cycles>3</meta:editing-cycles>
    <meta:editing-duration>PT00H17M13S</meta:editing-duration>
    <meta:document-statistic meta:table-count="0" meta:image-count="0" meta:object-count="0" meta:page-count="2" meta:paragraph-count="74" meta:word-count="278" meta:character-count="1858"/>
    <dc:creator>Penn Libraries</dc:creator>
    <meta:user-defined meta:name="Info 1"/>
    <meta:user-defined meta:name="Info 2"/>
    <meta:user-defined meta:name="Info 3"/>
    <meta:user-defined meta:name="Info 4"/>
  </office:meta>
</office:document-meta>
</file>